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ea7500" draw:fill="none" fo:min-height="0.865cm" loext:decorative="false"/>
      <style:paragraph-properties style:writing-mode="lr-tb"/>
    </style:style>
    <style:style style:name="gr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6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8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1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2" style:family="graphic" style:parent-style-name="standard">
      <style:graphic-properties draw:stroke="none" svg:stroke-color="#5eb91e" draw:fill="none" fo:min-height="0.725cm" loext:decorative="false"/>
      <style:paragraph-properties style:writing-mode="lr-tb"/>
    </style:style>
    <style:style style:name="gr13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4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5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/>
      <style:text-properties fo:color="#780373" loext:opacity="100%"/>
    </style:style>
    <style:style style:name="P5" style:family="paragraph">
      <loext:graphic-properties draw:fill="none"/>
      <style:text-properties fo:color="#729fcf" loext:opacity="100%" fo:background-color="transparent"/>
    </style:style>
    <style:style style:name="P6" style:family="paragraph">
      <loext:graphic-properties draw:fill="none"/>
      <style:text-properties fo:color="#ff860d" loext:opacity="100%" fo:background-color="transparent"/>
    </style:style>
    <style:style style:name="P7" style:family="paragraph">
      <loext:graphic-properties draw:fill="none"/>
      <style:text-properties fo:color="#ff5429" loext:opacity="100%" fo:background-color="transparent"/>
    </style:style>
    <style:style style:name="P8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9" style:family="paragraph">
      <loext:graphic-properties draw:fill="none"/>
      <style:text-properties fo:color="#5eb91e" loext:opacity="100%"/>
    </style:style>
    <style:style style:name="P10" style:family="paragraph">
      <loext:graphic-properties draw:fill="none"/>
      <style:text-properties fo:color="#3465a4" loext:opacity="100%" fo:font-size="15pt" fo:background-color="transparen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color="#127622" loext:opacity="100%" fo:font-size="15pt" fo:background-color="transparent"/>
    </style:style>
    <style:style style:name="P13" style:family="paragraph">
      <loext:graphic-properties draw:fill="none"/>
      <style:text-properties fo:color="#168253" loext:opacity="100%" fo:font-size="15pt"/>
    </style:style>
    <style:style style:name="P14" style:family="paragraph">
      <loext:graphic-properties draw:fill="none"/>
      <style:text-properties fo:color="#f10d0c" loext:opacity="100%" fo:font-size="15pt" fo:background-color="transparent"/>
    </style:style>
    <style:style style:name="P15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780373" loext:opacity="100%" style:font-name="3270 Nerd Font" fo:font-weight="bold"/>
    </style:style>
    <style:style style:name="T3" style:family="text">
      <style:text-properties fo:color="#729fcf" loext:opacity="100%" style:font-name="3270 Nerd Font" fo:font-weight="bold" fo:background-color="transparent"/>
    </style:style>
    <style:style style:name="T4" style:family="text">
      <style:text-properties fo:color="#ff5429" loext:opacity="100%" style:font-name="3270 Nerd Font" fo:font-weight="bold" fo:background-color="transparent"/>
    </style:style>
    <style:style style:name="T5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6" style:family="text">
      <style:text-properties fo:color="#3465a4" loext:opacity="100%" style:font-name="3270 Nerd Font" fo:font-size="15pt" fo:font-weight="bold" fo:background-color="transparent"/>
    </style:style>
    <style:style style:name="T7" style:family="text">
      <style:text-properties fo:color="#127622" loext:opacity="100%" style:font-name="3270 Nerd Font" fo:font-size="15pt" fo:font-weight="bold" fo:background-color="transparent"/>
    </style:style>
    <style:style style:name="T8" style:family="text">
      <style:text-properties fo:color="#168253" loext:opacity="100%" style:font-name="3270 Nerd Font" fo:font-size="15pt" fo:font-weight="bold"/>
    </style:style>
    <style:style style:name="T9" style:family="text">
      <style:text-properties fo:color="#f10d0c" loext:opacity="100%" style:font-name="3270 Nerd Font" fo:font-size="15pt" fo:font-weight="bold" fo:background-color="transparent"/>
    </style:style>
    <style:style style:name="T10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2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.7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0.545cm" svg:height="1.115cm" svg:x="17.48cm" svg:y="17.025cm">
          <draw:text-box>
            <text:p><text:span text:style-name="T2">‘</text:span></text:p>
          </draw:text-box>
        </draw:frame>
        <draw:frame draw:style-name="gr5" draw:text-style-name="P5" draw:layer="layout" svg:width="0.545cm" svg:height="1.115cm" svg:x="3.965cm" svg:y="2.492cm">
          <draw:text-box>
            <text:p><text:span text:style-name="T3">É</text:span></text:p>
          </draw:text-box>
        </draw:frame>
        <draw:line draw:style-name="gr6" draw:text-style-name="P6" draw:layer="layout" svg:x1="7.05cm" svg:y1="10.399cm" svg:x2="7.05cm" svg:y2="8.899cm">
          <text:p/>
        </draw:line>
        <draw:line draw:style-name="gr6" draw:text-style-name="P6" draw:layer="layout" svg:x1="12.13cm" svg:y1="10.399cm" svg:x2="12.13cm" svg:y2="8.899cm">
          <text:p/>
        </draw:line>
        <draw:line draw:style-name="gr6" draw:text-style-name="P6" draw:layer="layout" svg:x1="12.13cm" svg:y1="8.899cm" svg:x2="7.05cm" svg:y2="8.899cm">
          <text:p/>
        </draw:line>
        <draw:frame draw:style-name="gr5" draw:text-style-name="P7" draw:layer="layout" svg:width="2.223cm" svg:height="1.115cm" svg:x="8.452cm" svg:y="7.974cm">
          <draw:text-box>
            <text:p><text:span text:style-name="T4">Boot</text:span></text:p>
          </draw:text-box>
        </draw:frame>
        <draw:frame draw:style-name="gr7" draw:text-style-name="P8" draw:layer="layout" svg:width="1.27cm" svg:height="0.975cm" svg:x="13.4cm" svg:y="17.632cm">
          <draw:text-box>
            <text:p><text:span text:style-name="T5">CW</text:span></text:p>
          </draw:text-box>
        </draw:frame>
        <draw:path draw:style-name="gr8" draw:text-style-name="P9" draw:layer="layout" svg:width="6.279cm" svg:height="0.812cm" draw:transform="skewX (0.469319035861275) rotate (-0.352207443052455) translate (1.9700001249893cm 9.69499988372329cm)" svg:viewBox="0 0 6280 813" svg:d="M0 0c3420 0 6280 813 6280 813">
          <text:p/>
        </draw:path>
        <draw:frame draw:style-name="gr7" draw:text-style-name="P10" draw:layer="layout" svg:width="2.858cm" svg:height="0.975cm" svg:x="2.287cm" svg:y="11.052cm">
          <draw:text-box>
            <text:p><text:span text:style-name="T6">Ctl+Sft</text:span></text:p>
          </draw:text-box>
        </draw:frame>
        <draw:path draw:style-name="gr8" draw:text-style-name="P9" draw:layer="layout" svg:width="7.572cm" svg:height="0.932cm" draw:transform="skewX (0.522027979271504) rotate (-0.331787090804122) translate (1.97100009927314cm 9.2179999134595cm)" svg:viewBox="0 0 7573 933" svg:d="M0 0c4124 0 7573 933 7573 933">
          <text:p/>
        </draw:path>
        <draw:frame draw:style-name="gr7" draw:text-style-name="P10" draw:layer="layout" svg:width="2.858cm" svg:height="0.975cm" svg:x="3.24cm" svg:y="8.987cm">
          <draw:text-box>
            <text:p><text:span text:style-name="T6">Alt+Sft</text:span></text:p>
          </draw:text-box>
        </draw:frame>
        <draw:line draw:style-name="gr9" draw:text-style-name="P9" draw:layer="layout" svg:x1="7.367cm" svg:y1="13.027cm" svg:x2="8.899cm" svg:y2="13.027cm">
          <text:p/>
        </draw:line>
        <draw:frame draw:style-name="gr7" draw:text-style-name="P10" draw:layer="layout" svg:width="2.858cm" svg:height="0.975cm" svg:x="7.049cm" svg:y="13.344cm">
          <draw:text-box>
            <text:p><text:span text:style-name="T6">Sft</text:span></text:p>
          </draw:text-box>
        </draw:frame>
        <draw:path draw:style-name="gr10" draw:text-style-name="P11" draw:layer="layout" svg:width="6.426cm" svg:height="2.408cm" draw:transform="skewX (0.321315115292156) rotate (-0.321664181142555) translate (7.30232402498365cm 18.2970265204996cm)" svg:viewBox="0 0 6427 2409" svg:d="M0 2409c4016 0 6427-2409 6427-2409">
          <text:p/>
        </draw:path>
        <draw:frame draw:style-name="gr7" draw:text-style-name="P12" draw:layer="layout" svg:width="2.858cm" svg:height="0.975cm" svg:x="8.002cm" svg:y="21.052cm">
          <draw:text-box>
            <text:p><text:span text:style-name="T7">Adjust</text:span></text:p>
          </draw:text-box>
        </draw:frame>
        <draw:path draw:style-name="gr11" draw:text-style-name="P9" draw:layer="layout" svg:width="1.525cm" svg:height="0.137cm" draw:transform="skewX (1.23918376891597) rotate (-1.80711390751493) translate (12.4872915729455cm 10.9083440901735cm)" svg:viewBox="0 0 1526 138" svg:d="M1526 0c-831-1-1526 138-1526 138">
          <text:p/>
        </draw:path>
        <draw:frame draw:style-name="gr12" draw:text-style-name="P13" draw:layer="layout" svg:width="2.133cm" svg:height="0.975cm" svg:x="9.997cm" svg:y="10.892cm">
          <draw:text-box>
            <text:p><text:span text:style-name="T8">Leader</text:span></text:p>
          </draw:text-box>
        </draw:frame>
        <draw:line draw:style-name="gr9" draw:text-style-name="P9" draw:layer="layout" svg:x1="5.462cm" svg:y1="13.027cm" svg:x2="6.994cm" svg:y2="13.027cm">
          <text:p/>
        </draw:line>
        <draw:frame draw:style-name="gr7" draw:text-style-name="P10" draw:layer="layout" svg:width="2.858cm" svg:height="0.975cm" svg:x="4.827cm" svg:y="13.344cm">
          <draw:text-box>
            <text:p><text:span text:style-name="T6">Enter</text:span></text:p>
          </draw:text-box>
        </draw:frame>
        <draw:path draw:style-name="gr13" draw:text-style-name="P9" draw:layer="layout" svg:width="4.969cm" svg:height="0.659cm" draw:transform="skewX (-0.462512251778497) rotate (-2.78868707883654) translate (18.0639867115198cm 18.1375730403864cm)" svg:viewBox="0 0 4970 660" svg:d="M4970 0c-2706 7-4970 660-4970 660">
          <text:p/>
        </draw:path>
        <draw:frame draw:style-name="gr7" draw:text-style-name="P8" draw:layer="layout" svg:width="1.27cm" svg:height="0.975cm" svg:x="15.305cm" svg:y="18.99cm">
          <draw:text-box>
            <text:p><text:span text:style-name="T5">CAP</text:span></text:p>
          </draw:text-box>
        </draw:frame>
        <draw:frame draw:style-name="gr5" draw:text-style-name="P5" draw:layer="layout" svg:width="1.27cm" svg:height="1.115cm" svg:x="3.657cm" svg:y="3.6cm">
          <draw:text-box>
            <text:p><text:span text:style-name="T3">QU</text:span></text:p>
          </draw:text-box>
        </draw:frame>
        <draw:path draw:style-name="gr14" draw:text-style-name="P11" draw:layer="layout" svg:width="3.144cm" svg:height="0.913cm" draw:transform="skewX (0.617846555205993) rotate (-0.147305788868322) translate (4.70999976658992cm 4.7150002430396cm)" svg:viewBox="0 0 3145 914" svg:d="M0 0c2595-1 3145 914 3145 914">
          <text:p/>
        </draw:path>
        <draw:path draw:style-name="gr13" draw:text-style-name="P9" draw:layer="layout" svg:width="5.577cm" svg:height="0.579cm" draw:transform="skewX (-0.693419311817347) rotate (-2.87438274510946) translate (17.5105808849325cm 17.7474027936664cm)" svg:viewBox="0 0 5578 580" svg:d="M5578 0c-3037 6-5578 580-5578 580">
          <text:p/>
        </draw:path>
        <draw:line draw:style-name="gr15" draw:text-style-name="P9" draw:layer="layout" svg:x1="11.868cm" svg:y1="13.087cm" svg:x2="13.4cm" svg:y2="13.087cm">
          <text:p/>
        </draw:line>
        <draw:frame draw:style-name="gr7" draw:text-style-name="P14" draw:layer="layout" svg:width="2.858cm" svg:height="0.975cm" svg:x="11.077cm" svg:y="13.305cm">
          <draw:text-box>
            <text:p><text:span text:style-name="T9">FN</text:span></text:p>
          </draw:text-box>
        </draw:frame>
        <draw:path draw:style-name="gr14" draw:text-style-name="P11" draw:layer="layout" svg:width="3.647cm" svg:height="2.037cm" draw:transform="skewX (0.164933614313464) rotate (-0.274191225488309) translate (4.82699991230892cm 3.1270001867494cm)" svg:viewBox="0 0 3648 2038" svg:d="M0 0c3010 1 3648 2038 3648 2038">
          <text:p/>
        </draw:path>
        <draw:frame draw:style-name="gr5" draw:text-style-name="P5" draw:layer="layout" svg:width="0.545cm" svg:height="1.115cm" svg:x="2.695cm" svg:y="1.377cm">
          <draw:text-box>
            <text:p><text:span text:style-name="T3">Ç</text:span></text:p>
          </draw:text-box>
        </draw:frame>
        <draw:path draw:style-name="gr14" draw:text-style-name="P11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16" draw:text-style-name="P15" draw:layer="layout" svg:width="2.222cm" svg:height="0.827cm" svg:x="13.717cm" svg:y="2.47cm">
          <draw:text-box>
            <text:p><text:span text:style-name="T10">TION</text:span></text:p>
          </draw:text-box>
        </draw:frame>
        <draw:path draw:style-name="gr14" draw:text-style-name="P11" draw:layer="layout" svg:width="5.238cm" svg:height="2.729cm" draw:transform="skewX (0.216595360172496) rotate (2.88712364864902) translate (6.73241573522876cm 6.3021078540913cm)" svg:viewBox="0 0 5239 2730" svg:d="M0 0c4320 0 5239 2730 5239 273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28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2T17:14:09.322825998</dc:date>
    <meta:editing-duration>P2DT8H32M42S</meta:editing-duration>
    <meta:editing-cycles>226</meta:editing-cycles>
    <meta:generator>LibreOffice/24.2.6.2$Linux_X86_64 LibreOffice_project/420$Build-2</meta:generator>
    <meta:document-statistic meta:object-count="172"/>
  </office:meta>
</office:document-meta>
</file>